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" svg:font-family="StarSymbol, 'Arial Unicode MS'" style:font-charset="x-symbol"/>
    <style:font-face style:name="OpenSymbol" svg:font-family="OpenSymbol"/>
    <style:font-face style:name="Tahoma1" svg:font-family="Tahoma"/>
    <style:font-face style:name="TimesNewRomanPSMT" svg:font-family="TimesNewRomanPSMT, 'Times New Roman'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1" style:family="table">
      <style:table-properties style:width="17.087cm" fo:margin-left="-0.026cm" table:align="left" style:writing-mode="lr-tb"/>
    </style:style>
    <style:style style:name="Tabela1.A" style:family="table-column">
      <style:table-column-properties style:column-width="3.313cm"/>
    </style:style>
    <style:style style:name="Tabela1.B" style:family="table-column">
      <style:table-column-properties style:column-width="3.842cm"/>
    </style:style>
    <style:style style:name="Tabela1.C" style:family="table-column">
      <style:table-column-properties style:column-width="9.932cm"/>
    </style:style>
    <style:style style:name="Tabela1.1" style:family="table-row">
      <style:table-row-properties style:min-row-height="0.487cm" style:keep-together="true" fo:keep-together="auto"/>
    </style:style>
    <style:style style:name="Tabela1.A1" style:family="table-cell">
      <style:table-cell-properties style:vertical-align="top" fo:padding="0.097cm" fo:border="0.002cm solid #000000" style:writing-mode="lr-tb"/>
    </style:style>
    <style:style style:name="Tabela1.A2" style:family="table-cell">
      <style:table-cell-properties style:vertical-align="top" fo:padding-left="0.018cm" fo:padding-right="0.018cm" fo:padding-top="0cm" fo:padding-bottom="0cm" fo:border-left="0.002cm solid #000000" fo:border-right="none" fo:border-top="none" fo:border-bottom="0.002cm solid #000000" style:writing-mode="lr-tb"/>
    </style:style>
    <style:style style:name="Tabela1.C2" style:family="table-cell">
      <style:table-cell-properties style:vertical-align="top" fo:padding-left="0.018cm" fo:padding-right="0.018cm" fo:padding-top="0cm" fo:padding-bottom="0cm" fo:border-left="0.002cm solid #000000" fo:border-right="0.002cm solid #000000" fo:border-top="none" fo:border-bottom="0.002cm solid #000000" style:writing-mode="lr-tb"/>
    </style:style>
    <style:style style:name="Tabela1.A4" style:family="table-cell" style:data-style-name="N37">
      <style:table-cell-properties style:vertical-align="top" fo:padding-left="0.018cm" fo:padding-right="0.018cm" fo:padding-top="0cm" fo:padding-bottom="0cm" fo:border-left="0.002cm solid #000000" fo:border-right="none" fo:border-top="none" fo:border-bottom="0.002cm solid #000000" style:writing-mode="lr-tb"/>
    </style:style>
    <style:style style:name="P1" style:family="paragraph" style:parent-style-name="Table_20_Contents_20__28_user_29_">
      <style:paragraph-properties style:snap-to-layout-grid="false"/>
    </style:style>
    <style:style style:name="P2" style:family="paragraph" style:parent-style-name="Table_20_Heading_20__28_user_29_">
      <style:paragraph-properties style:snap-to-layout-grid="false"/>
    </style:style>
    <style:style style:name="P3" style:family="paragraph" style:parent-style-name="Heading_20_2_20__28_user_29_" style:master-page-name="Standard">
      <style:paragraph-properties fo:margin-top="0.423cm" fo:margin-bottom="0.212cm" style:page-number="auto"/>
      <style:text-properties style:font-name="TimesNewRomanPSMT" style:font-name-complex="TimesNewRomanPSMT"/>
    </style:style>
    <style:style style:name="P4" style:family="paragraph" style:parent-style-name="Standard" style:list-style-name="WW8Num1">
      <style:paragraph-properties>
        <style:tab-stops>
          <style:tab-stop style:position="0cm"/>
        </style:tab-stops>
      </style:paragraph-properties>
    </style:style>
    <style:style style:name="P5" style:family="paragraph" style:parent-style-name="Text_20_body_20__28_user_29_" style:list-style-name="L3"/>
    <style:style style:name="P6" style:family="paragraph" style:parent-style-name="Text_20_body_20__28_user_29_" style:list-style-name="L4"/>
    <style:style style:name="P7" style:family="paragraph" style:parent-style-name="Standard_20__28_user_29_" style:list-style-name="L1"/>
    <style:style style:name="P8" style:family="paragraph" style:parent-style-name="Standard_20__28_user_29_" style:list-style-name="WW8Num3"/>
    <style:style style:name="P9" style:family="paragraph" style:parent-style-name="Standard_20__28_user_29_" style:list-style-name="WW8Num1"/>
    <style:style style:name="P10" style:family="paragraph" style:parent-style-name="Standard_20__28_user_29_" style:list-style-name="L2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file-name text:display="name">UC02.02.03 - Incluir Período Letivo</text:file-name></text:p>
      <text:p text:style-name="Standard_20__28_user_29_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2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2">Data</text:p>
          </table:table-cell>
          <table:table-cell table:style-name="Tabela1.A2" office:value-type="string">
            <text:p text:style-name="P2">Autor</text:p>
          </table:table-cell>
          <table:table-cell table:style-name="Tabela1.C2" office:value-type="string">
            <text:p text:style-name="P2">Descrição</text:p>
          </table:table-cell>
        </table:table-row>
        <table:table-row table:style-name="Tabela1.1">
          <table:table-cell table:style-name="Tabela1.A2" office:value-type="string">
            <text:p text:style-name="P1">05/04/2010</text:p>
          </table:table-cell>
          <table:table-cell table:style-name="Tabela1.A2" office:value-type="string">
            <text:p text:style-name="P1">Dyego Silva Pinto</text:p>
          </table:table-cell>
          <table:table-cell table:style-name="Tabela1.C2" office:value-type="string">
            <text:p text:style-name="P1">Versão inicial do caso de uso.</text:p>
          </table:table-cell>
        </table:table-row>
        <table:table-row table:style-name="Tabela1.1">
          <table:table-cell table:style-name="Tabela1.A4" office:value-type="date" office:date-value="2010-11-09">
            <text:p text:style-name="P1">09/11/10</text:p>
          </table:table-cell>
          <table:table-cell table:style-name="Tabela1.A2" office:value-type="string">
            <text:p text:style-name="P1">Marcio Belo</text:p>
          </table:table-cell>
          <table:table-cell table:style-name="Tabela1.C2" office:value-type="string">
            <text:p text:style-name="P1">Verificação e ajustes de usabilidade</text:p>
          </table:table-cell>
        </table:table-row>
      </table:table>
      <text:p text:style-name="Heading_20_3_20__28_user_29_">Pré-condições</text:p>
      <text:list xml:id="list39146763" text:style-name="L1">
        <text:list-item>
          <text:p text:style-name="P7">Coordenador selecionou a opção cadastrar no caso de uso base “Manter Período Letivo” para um determinado curso.</text:p>
        </text:list-item>
      </text:list>
      <text:p text:style-name="Heading_20_3_20__28_user_29_">Atores</text:p>
      <text:p text:style-name="Text_20_body_20__28_user_29_"><text:tab/>Coordenador (primário)</text:p>
      <text:p text:style-name="Heading_20_3_20__28_user_29_">Fluxo Principal</text:p>
      <text:list xml:id="list39158188" text:style-name="WW8Num3">
        <text:list-item>
          <text:p text:style-name="P8">Sistema exibe sigla e nome do curso;</text:p>
        </text:list-item>
        <text:list-item>
          <text:p text:style-name="P8">Sistema solicita a sigla do período letivo;</text:p>
        </text:list-item>
        <text:list-item>
          <text:p text:style-name="P8">Coordenador informa sigla;</text:p>
        </text:list-item>
        <text:list-item>
          <text:p text:style-name="P8">Sistema solicita data inicial e data final do período letivo;</text:p>
        </text:list-item>
        <text:list-item>
          <text:p text:style-name="P8">Seleciona opção Salvar;</text:p>
        </text:list-item>
        <text:list-item>
          <text:p text:style-name="P8">Sistema exibe uma mensagem de que o cadastro foi realizado com sucesso.</text:p>
        </text:list-item>
        <text:list-item>
          <text:p text:style-name="P8">Retorna ao passo 1 do caso de uso base.</text:p>
        </text:list-item>
      </text:list>
      <text:p text:style-name="Heading_20_3_20__28_user_29_">Fluxo Alternativo 1</text:p>
      <text:list xml:id="list39175623" text:style-name="L2">
        <text:list-item>
          <text:p text:style-name="P10">Coordenador encerra execução do caso de uso a qualquer momento.</text:p>
        </text:list-item>
      </text:list>
      <text:p text:style-name="Standard_20__28_user_29_"/>
      <text:p text:style-name="Heading_20_3_20__28_user_29_">Fluxo Alternativo 2</text:p>
      <text:list xml:id="list39189962" text:style-name="L3">
        <text:list-item>
          <text:p text:style-name="P5">Se as informações não forem válidas após verificação do sistema, sistema exibe uma notificação de que a informação preenchida no presente campo está inválida (Ex: Data inicial maior que a final).</text:p>
        </text:list-item>
        <text:list-item>
          <text:p text:style-name="P5">Retorna ao passo 1 do fluxo principal.</text:p>
        </text:list-item>
      </text:list>
      <text:p text:style-name="Heading_20_3_20__28_user_29_">Fluxo Alternativo 3</text:p>
      <text:list xml:id="list39187518" text:style-name="L4">
        <text:list-item>
          <text:p text:style-name="P6">Se a data inicial é anterior à última data inicial de um período letivo existente para um determinado curso, exibe uma mensagem informando o erro e volta ao passo 1 do fluxo principal;</text:p>
        </text:list-item>
      </text:list>
      <text:p text:style-name="Heading_20_3_20__28_user_29_">Pós-condições</text:p>
      <text:list xml:id="list39176339" text:style-name="WW8Num1">
        <text:list-item>
          <text:p text:style-name="P9">Sistema inseriu o período letivo;</text:p>
        </text:list-item>
        <text:list-item>
          <text:p text:style-name="P4">Sistema registrou no log de auditoria para o usuário logado a mensagem: “Inserido o período letivo <text:span text:style-name="T1">2010.2 (02/07/2010 – 22/12/2010)</text:span><text:span text:style-name="T2"> </text:span>do curso <text:span text:style-name="T1">TASI (Análise de Sistema Informatizados)</text:span>";</text:p>
        </text:list-item>
      </text:list>
      <text:p text:style-name="Standard_20__28_user_29_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1" svg:font-family="StarSymbol" style:font-charset="x-symbol"/>
    <style:font-face style:name="StarSymbol" svg:font-family="StarSymbol, 'Arial Unicode MS'" style:font-charset="x-symbol"/>
    <style:font-face style:name="OpenSymbol" svg:font-family="OpenSymbol"/>
    <style:font-face style:name="Tahoma1" svg:font-family="Tahoma"/>
    <style:font-face style:name="TimesNewRomanPSMT" svg:font-family="TimesNewRomanPSMT, 'Times New Roman'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Capítulo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_20__28_user_29_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Capítulo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.212cm" fo:hyphenation-ladder-count="no-limit"/>
      <style:text-properties fo:hyphenate="false" fo:hyphenation-remain-char-count="2" fo:hyphenation-push-char-count="2"/>
    </style:style>
    <style:style style:name="Legenda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Legenda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Caption_20__28_user_29_" style:display-name="Caption (user)" style:family="paragraph" style:parent-style-name="Standard_20__28_user_29_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Index_20__28_user_29_" style:display-name="Index (user)" style:family="paragraph" style:parent-style-name="Standard_20__28_user_29_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ing_20_1_20__28_user_29_" style:display-name="Heading 1 (user)" style:family="paragraph" style:parent-style-name="Title" style:next-style-name="Text_20_body_20__28_user_29_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Table_20_Contents_20__28_user_29_" style:display-name="Table Contents (user)" style:family="paragraph" style:parent-style-name="Standard_20__28_user_29_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_20__28_user_29_" style:display-name="Heading 2 (user)" style:family="paragraph" style:parent-style-name="Title" style:next-style-name="Text_20_body_20__28_user_29_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_20__28_user_29_" style:display-name="Heading 3 (user)" style:family="paragraph" style:parent-style-name="Title" style:next-style-name="Text_20_body_20__28_user_29_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3" style:family="text">
      <style:text-properties style:font-name="StarSymbol" style:font-name-asian="OpenSymbol1" style:font-name-complex="OpenSymbol1"/>
    </style:style>
    <style:style style:name="Absatz-Standardschriftart" style:family="text"/>
    <style:style style:name="Fonte_20_parág._20_padrão" style:display-name="Fonte parág. padrão" style:family="text"/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Numbering_20_Symbols_20__28_user_29_" style:display-name="Numbering Symbols (user)" style:family="text"/>
    <style:style style:name="Bullet_20_Symbols_20__28_user_29_" style:display-name="Bullet Symbols (user)" style:family="text">
      <style:text-properties style:font-name="OpenSymbol1" style:font-name-asian="OpenSymbol1" style:font-name-complex="OpenSymbol1"/>
    </style:style>
    <style:style style:name="Texto_20_de_20_balão_20_Char" style:display-name="Texto de balão Char" style:family="text" style:parent-style-name="Fonte_20_parág._20_padrão1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4-07T10:50:00</meta:creation-date>
    <dc:creator>Marcio Belo</dc:creator>
    <dc:date>2010-11-09T19:09:37.53</dc:date>
    <meta:editing-cycles>11</meta:editing-cycles>
    <meta:editing-duration>PT00H48M27S</meta:editing-duration>
    <meta:generator>BrOffice.org/3.2$Win32 OpenOffice.org_project/320m18$Build-9502</meta:generator>
    <meta:document-statistic meta:table-count="1" meta:image-count="0" meta:object-count="0" meta:page-count="1" meta:paragraph-count="33" meta:word-count="242" meta:character-count="1458"/>
  </office:meta>
</office:document-meta>
</file>